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2aad" officeooo:paragraph-rsid="000c2aad"/>
    </style:style>
    <style:style style:name="P2" style:family="paragraph" style:parent-style-name="Standard">
      <style:text-properties officeooo:rsid="000cd2a2" officeooo:paragraph-rsid="000cd2a2"/>
    </style:style>
    <style:style style:name="P3" style:family="paragraph" style:parent-style-name="Standard">
      <style:text-properties fo:font-size="12pt" fo:font-weight="bold" officeooo:rsid="001ce1be" officeooo:paragraph-rsid="001dff91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ce1be" officeooo:paragraph-rsid="001f175a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ce1be" officeooo:paragraph-rsid="00304630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cc00" fo:font-weight="bold" officeooo:rsid="003a3136" officeooo:paragraph-rsid="003a3136" style:font-weight-asian="bold" style:font-weight-complex="bold"/>
    </style:style>
    <style:style style:name="P7" style:family="paragraph" style:parent-style-name="Standard">
      <style:text-properties fo:color="#00cc00" fo:font-weight="bold" officeooo:rsid="003a3136" officeooo:paragraph-rsid="003ba9b4" style:font-weight-asian="bold" style:font-weight-complex="bold"/>
    </style:style>
    <style:style style:name="P8" style:family="paragraph" style:parent-style-name="Standard">
      <style:text-properties fo:color="#00cc00" fo:font-weight="bold" officeooo:rsid="003a3136" officeooo:paragraph-rsid="004e6c4b" style:font-weight-asian="bold" style:font-weight-complex="bold"/>
    </style:style>
    <style:style style:name="P9" style:family="paragraph" style:parent-style-name="Standard">
      <style:text-properties officeooo:rsid="003a3136" officeooo:paragraph-rsid="003a3136"/>
    </style:style>
    <style:style style:name="P10" style:family="paragraph" style:parent-style-name="Standard">
      <style:text-properties fo:font-weight="bold" officeooo:rsid="003b7059" officeooo:paragraph-rsid="003b7059" style:font-weight-asian="bold" style:font-weight-complex="bold"/>
    </style:style>
    <style:style style:name="P11" style:family="paragraph" style:parent-style-name="Standard">
      <style:text-properties fo:font-weight="bold" officeooo:rsid="003c54ae" officeooo:paragraph-rsid="003c54ae" style:font-weight-asian="bold" style:font-weight-complex="bold"/>
    </style:style>
    <style:style style:name="P12" style:family="paragraph" style:parent-style-name="Standard">
      <style:text-properties officeooo:rsid="003c54ae" officeooo:paragraph-rsid="003c54ae"/>
    </style:style>
    <style:style style:name="P13" style:family="paragraph" style:parent-style-name="Standard">
      <style:text-properties officeooo:rsid="0017d878" officeooo:paragraph-rsid="000cd2a2"/>
    </style:style>
    <style:style style:name="P14" style:family="paragraph" style:parent-style-name="Text_20_body">
      <style:text-properties officeooo:rsid="001dff91" officeooo:paragraph-rsid="001dff91"/>
    </style:style>
    <style:style style:name="P15" style:family="paragraph" style:parent-style-name="Text_20_body">
      <style:text-properties officeooo:rsid="001dff91" officeooo:paragraph-rsid="00304630"/>
    </style:style>
    <style:style style:name="P16" style:family="paragraph" style:parent-style-name="Text_20_body">
      <style:text-properties officeooo:paragraph-rsid="001dff91"/>
    </style:style>
    <style:style style:name="P17" style:family="paragraph" style:parent-style-name="Text_20_body">
      <style:text-properties fo:font-weight="normal" officeooo:rsid="001baed7" officeooo:paragraph-rsid="001baed7" style:font-weight-asian="normal" style:font-weight-complex="normal"/>
    </style:style>
    <style:style style:name="P18" style:family="paragraph" style:parent-style-name="Text_20_body">
      <style:text-properties fo:font-weight="normal" officeooo:rsid="001baed7" officeooo:paragraph-rsid="003ea3fe" style:font-weight-asian="normal" style:font-weight-complex="normal"/>
    </style:style>
    <style:style style:name="P19" style:family="paragraph" style:parent-style-name="Text_20_body">
      <style:text-properties officeooo:rsid="001baed7" officeooo:paragraph-rsid="001baed7"/>
    </style:style>
    <style:style style:name="P20" style:family="paragraph" style:parent-style-name="Text_20_body">
      <style:text-properties fo:font-size="12pt" fo:font-weight="normal" officeooo:rsid="001cd67b" officeooo:paragraph-rsid="001ce1be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font-size="12pt" fo:font-weight="normal" officeooo:rsid="001dff91" officeooo:paragraph-rsid="001dff91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font-size="12pt" fo:font-weight="normal" officeooo:rsid="001dff91" officeooo:paragraph-rsid="00304630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font-size="12pt" fo:font-weight="normal" officeooo:rsid="001f175a" officeooo:paragraph-rsid="001f45b0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size="12pt" fo:font-weight="normal" officeooo:rsid="001f45b0" officeooo:paragraph-rsid="001f45b0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color="#00cc00" fo:font-size="14pt" fo:font-weight="bold" officeooo:rsid="001baed7" officeooo:paragraph-rsid="001baed7" style:font-size-asian="14pt" style:font-weight-asian="bold" style:font-size-complex="14pt" style:font-weight-complex="bold"/>
    </style:style>
    <style:style style:name="P26" style:family="paragraph" style:parent-style-name="Text_20_body">
      <style:text-properties fo:color="#00cc00" style:font-name="Liberation Serif" fo:font-size="12pt" fo:font-weight="bold" officeooo:rsid="002cde78" officeooo:paragraph-rsid="00476b91" style:font-size-asian="10.5pt" style:font-weight-asian="bold" style:font-size-complex="12pt" style:font-weight-complex="bold"/>
    </style:style>
    <style:style style:name="P27" style:family="paragraph" style:parent-style-name="Text_20_body">
      <style:text-properties fo:color="#00cc00" style:font-name="Liberation Serif" fo:font-size="12pt" fo:font-weight="bold" officeooo:rsid="002cde78" officeooo:paragraph-rsid="003ea3fe" style:font-size-asian="10.5pt" style:font-weight-asian="bold" style:font-size-complex="12pt" style:font-weight-complex="bold"/>
    </style:style>
    <style:style style:name="P28" style:family="paragraph" style:parent-style-name="Text_20_body">
      <style:text-properties fo:color="#00cc00" style:font-name="Liberation Serif" fo:font-size="12pt" fo:font-weight="bold" officeooo:rsid="002cde78" officeooo:paragraph-rsid="004cc38d" style:font-size-asian="10.5pt" style:font-weight-asian="bold" style:font-size-complex="12pt" style:font-weight-complex="bold"/>
    </style:style>
    <style:style style:name="P29" style:family="paragraph" style:parent-style-name="Text_20_body">
      <style:text-properties style:font-name="Liberation Serif" fo:font-size="12pt" fo:font-weight="normal" officeooo:rsid="003ea3fe" officeooo:paragraph-rsid="001f45b0" style:font-name-asian="Nimbus Mono L" style:font-size-asian="10.5pt" style:font-weight-asian="normal" style:font-name-complex="Liberation Mono" style:font-size-complex="12pt" style:font-weight-complex="normal"/>
    </style:style>
    <style:style style:name="P30" style:family="paragraph" style:parent-style-name="Text_20_body">
      <style:text-properties fo:color="#000000" style:font-name="Liberation Serif" fo:font-size="12pt" fo:font-weight="normal" officeooo:rsid="0042c72c" officeooo:paragraph-rsid="0042c72c" style:font-name-asian="Nimbus Mono L" style:font-size-asian="10.5pt" style:font-weight-asian="normal" style:font-name-complex="Liberation Mono" style:font-size-complex="12pt" style:font-weight-complex="normal"/>
    </style:style>
    <style:style style:name="P31" style:family="paragraph" style:parent-style-name="Preformatted_20_Text">
      <style:text-properties officeooo:paragraph-rsid="0025530a"/>
    </style:style>
    <style:style style:name="P32" style:family="paragraph" style:parent-style-name="Preformatted_20_Text">
      <style:text-properties style:font-name="Liberation Serif" fo:font-size="12pt" officeooo:rsid="0025530a" officeooo:paragraph-rsid="0025530a" style:font-size-asian="10.5pt" style:font-size-complex="12pt"/>
    </style:style>
    <style:style style:name="P33" style:family="paragraph" style:parent-style-name="Preformatted_20_Text">
      <style:text-properties style:font-name="Liberation Serif" fo:font-size="12pt" officeooo:paragraph-rsid="0025530a" style:font-size-asian="10.5pt" style:font-size-complex="12pt"/>
    </style:style>
    <style:style style:name="P34" style:family="paragraph" style:parent-style-name="Preformatted_20_Text">
      <style:text-properties style:font-name="Liberation Serif" fo:font-size="12pt" fo:font-weight="bold" officeooo:rsid="002cde78" officeooo:paragraph-rsid="002cde78" style:font-size-asian="10.5pt" style:font-weight-asian="bold" style:font-size-complex="12pt" style:font-weight-complex="bold"/>
    </style:style>
    <style:style style:name="P35" style:family="paragraph" style:parent-style-name="Preformatted_20_Text">
      <style:text-properties fo:color="#00cc00" style:font-name="Liberation Serif" fo:font-size="12pt" fo:font-weight="bold" officeooo:rsid="002cde78" officeooo:paragraph-rsid="00346b81" style:font-size-asian="10.5pt" style:font-weight-asian="bold" style:font-size-complex="12pt" style:font-weight-complex="bold"/>
    </style:style>
    <style:style style:name="P36" style:family="paragraph" style:parent-style-name="Table_20_Contents">
      <style:text-properties officeooo:rsid="003b7059" officeooo:paragraph-rsid="003b7059"/>
    </style:style>
    <style:style style:name="P37" style:family="paragraph" style:parent-style-name="Standard" style:list-style-name="L3">
      <style:text-properties fo:font-size="12pt" fo:font-weight="bold" officeooo:rsid="001ce1be" officeooo:paragraph-rsid="001f45b0" style:font-size-asian="12pt" style:font-weight-asian="bold" style:font-size-complex="12pt" style:font-weight-complex="bold"/>
    </style:style>
    <style:style style:name="P38" style:family="paragraph" style:parent-style-name="Standard">
      <style:text-properties officeooo:rsid="000cd2a2" officeooo:paragraph-rsid="003c54ae"/>
    </style:style>
    <style:style style:name="P39" style:family="paragraph" style:parent-style-name="Standard">
      <style:text-properties officeooo:rsid="000cd2a2" officeooo:paragraph-rsid="000cd2a2"/>
    </style:style>
    <style:style style:name="P40" style:family="paragraph" style:parent-style-name="Text_20_body" style:list-style-name="L1">
      <style:text-properties fo:font-weight="normal" officeooo:rsid="001baed7" officeooo:paragraph-rsid="001baed7" style:font-weight-asian="normal" style:font-weight-complex="normal"/>
    </style:style>
    <style:style style:name="P41" style:family="paragraph" style:parent-style-name="Text_20_body" style:list-style-name="L2">
      <style:text-properties fo:font-weight="normal" officeooo:rsid="001baed7" officeooo:paragraph-rsid="001baed7" style:font-weight-asian="normal" style:font-weight-complex="normal"/>
    </style:style>
    <style:style style:name="P42" style:family="paragraph" style:parent-style-name="Text_20_body" style:list-style-name="L3">
      <style:text-properties fo:font-size="12pt" fo:font-weight="normal" officeooo:rsid="001dff91" officeooo:paragraph-rsid="001dff91" style:font-size-asian="12pt" style:font-weight-asian="normal" style:font-size-complex="12pt" style:font-weight-complex="normal"/>
    </style:style>
    <style:style style:name="P43" style:family="paragraph" style:parent-style-name="Text_20_body" style:list-style-name="L3">
      <style:text-properties fo:font-size="12pt" fo:font-weight="normal" officeooo:rsid="001dff91" officeooo:paragraph-rsid="00304630" style:font-size-asian="12pt" style:font-weight-asian="normal" style:font-size-complex="12pt" style:font-weight-complex="normal"/>
    </style:style>
    <style:style style:name="P44" style:family="paragraph" style:parent-style-name="Text_20_body" style:list-style-name="L3">
      <style:text-properties fo:font-size="12pt" fo:font-weight="normal" officeooo:rsid="001dff91" officeooo:paragraph-rsid="0055a170" style:font-size-asian="12pt" style:font-weight-asian="normal" style:font-size-complex="12pt" style:font-weight-complex="normal"/>
    </style:style>
    <style:style style:name="P45" style:family="paragraph" style:parent-style-name="Text_20_body" style:list-style-name="L3">
      <style:text-properties fo:font-size="12pt" fo:font-weight="normal" officeooo:rsid="001f175a" officeooo:paragraph-rsid="001f175a" style:font-size-asian="12pt" style:font-weight-asian="normal" style:font-size-complex="12pt" style:font-weight-complex="normal"/>
    </style:style>
    <style:style style:name="P46" style:family="paragraph" style:parent-style-name="Text_20_body">
      <style:text-properties fo:font-size="12pt" fo:font-weight="bold" officeooo:rsid="001ce1be" officeooo:paragraph-rsid="001ce1be" style:font-size-asian="12pt" style:font-weight-asian="bold" style:font-size-complex="12pt" style:font-weight-complex="bold"/>
    </style:style>
    <style:style style:name="P47" style:family="paragraph" style:parent-style-name="Text_20_body" style:list-style-name="L3">
      <style:text-properties officeooo:rsid="001dff91" officeooo:paragraph-rsid="001f45b0"/>
    </style:style>
    <style:style style:name="P48" style:family="paragraph" style:parent-style-name="Text_20_body" style:list-style-name="L3">
      <style:text-properties style:font-name="Liberation Serif" fo:font-size="12pt" fo:font-weight="normal" officeooo:rsid="0025530a" officeooo:paragraph-rsid="001f45b0" style:font-name-asian="Nimbus Mono L" style:font-size-asian="10.5pt" style:font-weight-asian="normal" style:font-name-complex="Liberation Mono" style:font-size-complex="12pt" style:font-weight-complex="normal"/>
    </style:style>
    <style:style style:name="P49" style:family="paragraph" style:parent-style-name="Text_20_body">
      <style:text-properties officeooo:paragraph-rsid="004bd739"/>
    </style:style>
    <style:style style:name="P50" style:family="paragraph" style:parent-style-name="Text_20_body">
      <style:text-properties officeooo:rsid="000cd2a2" officeooo:paragraph-rsid="001f45b0"/>
    </style:style>
    <style:style style:name="P51" style:family="paragraph" style:parent-style-name="Text_20_body">
      <style:text-properties fo:color="#00cc00" style:font-name="Liberation Serif" fo:font-size="14pt" fo:font-weight="bold" officeooo:rsid="004bd739" officeooo:paragraph-rsid="004bd739" style:font-name-asian="Nimbus Mono L" style:font-size-asian="14pt" style:font-weight-asian="bold" style:font-name-complex="Liberation Mono" style:font-size-complex="14pt" style:font-weight-complex="bold"/>
    </style:style>
    <style:style style:name="P52" style:family="paragraph" style:parent-style-name="Text_20_body">
      <style:text-properties fo:color="#00cc00" style:font-name="Liberation Serif" fo:font-size="14pt" fo:font-weight="bold" officeooo:rsid="003d6374" officeooo:paragraph-rsid="0057a79a" style:font-name-asian="Nimbus Mono L" style:font-size-asian="14pt" style:font-weight-asian="bold" style:font-name-complex="Liberation Mono" style:font-size-complex="14pt" style:font-weight-complex="bold"/>
    </style:style>
    <style:style style:name="P53" style:family="paragraph" style:parent-style-name="Text_20_body">
      <style:text-properties fo:color="#00cc00" style:font-name="Liberation Serif" fo:font-size="14pt" fo:font-weight="bold" officeooo:rsid="001baed7" officeooo:paragraph-rsid="0058ea1d" style:font-name-asian="Nimbus Mono L" style:font-size-asian="14pt" style:font-weight-asian="bold" style:font-name-complex="Liberation Mono" style:font-size-complex="14pt" style:font-weight-complex="bold"/>
    </style:style>
    <style:style style:name="P54" style:family="paragraph" style:parent-style-name="Text_20_body">
      <style:text-properties fo:color="#00cc00" style:font-name="Liberation Serif" fo:font-size="14pt" fo:font-weight="bold" officeooo:rsid="001baed7" officeooo:paragraph-rsid="00584061" style:font-name-asian="Nimbus Mono L" style:font-size-asian="14pt" style:font-weight-asian="bold" style:font-name-complex="Liberation Mono" style:font-size-complex="14pt" style:font-weight-complex="bold"/>
    </style:style>
    <style:style style:name="P55" style:family="paragraph" style:parent-style-name="Text_20_body">
      <style:text-properties fo:color="#00cc33" officeooo:rsid="00417a3c" officeooo:paragraph-rsid="004bd739"/>
    </style:style>
    <style:style style:name="P56" style:family="paragraph" style:parent-style-name="Text_20_body">
      <style:text-properties officeooo:rsid="005dd8ef" officeooo:paragraph-rsid="004bd739"/>
    </style:style>
    <style:style style:name="P57" style:family="paragraph" style:parent-style-name="Text_20_body">
      <style:text-properties officeooo:rsid="005dd8ef" officeooo:paragraph-rsid="005dd8ef"/>
    </style:style>
    <style:style style:name="P58" style:family="paragraph">
      <style:paragraph-properties fo:margin-left="0cm" fo:margin-right="0cm" fo:margin-top="0cm" fo:margin-bottom="0cm" fo:line-height="100%" fo:text-align="center" fo:text-indent="0cm"/>
    </style:style>
    <style:style style:name="P5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officeooo:rsid="000cd2a2" style:font-size-asian="16pt" style:font-weight-asian="bold" style:font-size-complex="16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cd67b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dff91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c416b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ccafc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f175a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f45b0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304630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584061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style:font-name-asian="Nimbus Mono L" style:font-size-asian="10.5pt" style:font-weight-asian="normal" style:font-name-complex="Liberation Mono" style:font-size-complex="12pt" style:font-weight-complex="normal"/>
    </style:style>
    <style:style style:name="T13" style:family="text">
      <style:text-properties style:font-name="Liberation Serif" fo:font-size="12pt" fo:font-weight="normal" officeooo:rsid="0025530a" style:font-name-asian="Nimbus Mono L" style:font-size-asian="10.5pt" style:font-weight-asian="normal" style:font-name-complex="Liberation Mono" style:font-size-complex="12pt" style:font-weight-complex="normal"/>
    </style:style>
    <style:style style:name="T14" style:family="text">
      <style:text-properties style:font-name="Liberation Serif" fo:font-size="12pt" fo:font-weight="normal" officeooo:rsid="003ea3fe" style:font-name-asian="Nimbus Mono L" style:font-size-asian="10.5pt" style:font-weight-asian="normal" style:font-name-complex="Liberation Mono" style:font-size-complex="12pt" style:font-weight-complex="normal"/>
    </style:style>
    <style:style style:name="T15" style:family="text">
      <style:text-properties style:font-name="Liberation Serif" fo:font-size="12pt" officeooo:rsid="0025530a" style:font-name-asian="Nimbus Mono L" style:font-size-asian="10.5pt" style:font-name-complex="Liberation Mono" style:font-size-complex="12pt"/>
    </style:style>
    <style:style style:name="T16" style:family="text">
      <style:text-properties style:font-name="Liberation Serif" style:font-name-asian="Nimbus Mono L" style:font-name-complex="Liberation Mono"/>
    </style:style>
    <style:style style:name="T17" style:family="text">
      <style:text-properties officeooo:rsid="00302db0"/>
    </style:style>
    <style:style style:name="T18" style:family="text">
      <style:text-properties officeooo:rsid="00304630"/>
    </style:style>
    <style:style style:name="T19" style:family="text">
      <style:text-properties officeooo:rsid="0031791e"/>
    </style:style>
    <style:style style:name="T20" style:family="text">
      <style:text-properties fo:color="#00cc00" fo:font-weight="bold" style:font-weight-asian="bold" style:font-weight-complex="bold"/>
    </style:style>
    <style:style style:name="T21" style:family="text">
      <style:text-properties officeooo:rsid="0038921a"/>
    </style:style>
    <style:style style:name="T22" style:family="text">
      <style:text-properties officeooo:rsid="003a3136"/>
    </style:style>
    <style:style style:name="T23" style:family="text">
      <style:text-properties fo:color="#000000" officeooo:rsid="003ba9b4"/>
    </style:style>
    <style:style style:name="T24" style:family="text">
      <style:text-properties fo:color="#000000" officeooo:rsid="003ea3fe"/>
    </style:style>
    <style:style style:name="T25" style:family="text">
      <style:text-properties fo:color="#000000" style:font-name="Liberation Serif" fo:font-size="12pt" fo:font-weight="normal" officeooo:rsid="0042c72c" style:font-name-asian="Nimbus Mono L" style:font-size-asian="10.5pt" style:font-weight-asian="normal" style:font-name-complex="Liberation Mono" style:font-size-complex="12pt" style:font-weight-complex="normal"/>
    </style:style>
    <style:style style:name="T26" style:family="text">
      <style:text-properties fo:color="#000000" officeooo:rsid="00446c92"/>
    </style:style>
    <style:style style:name="T27" style:family="text">
      <style:text-properties fo:color="#000000" officeooo:rsid="00461232"/>
    </style:style>
    <style:style style:name="T28" style:family="text">
      <style:text-properties fo:color="#000000" officeooo:rsid="004e6c4b"/>
    </style:style>
    <style:style style:name="T29" style:family="text">
      <style:text-properties fo:color="#00cc33" officeooo:rsid="003ba9b4"/>
    </style:style>
    <style:style style:name="T30" style:family="text">
      <style:text-properties fo:color="#00cc33" fo:font-weight="bold" officeooo:rsid="003ba9b4" style:font-weight-asian="bold" style:font-weight-complex="bold"/>
    </style:style>
    <style:style style:name="T31" style:family="text">
      <style:text-properties officeooo:rsid="003d6374"/>
    </style:style>
    <style:style style:name="T32" style:family="text">
      <style:text-properties officeooo:rsid="00522915"/>
    </style:style>
    <style:style style:name="T33" style:family="text">
      <style:text-properties officeooo:rsid="00584061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446cm" fo:min-width="2.1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36cm" fo:min-width="2.1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827cm" fo:min-width="4.0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3.18cm" fo:min-width="4.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641cm" fo:min-width="4.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77cm" fo:min-width="5.9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646cm" fo:min-width="5.1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189cm" fo:min-width="5.3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457cm" fo:min-width="5.5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378cm" fo:min-width="5.226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note text:id="ftn1" text:note-class="endnote"><text:note-citation>i</text:note-citation><text:note-body><text:p text:style-name="P51">References</text:p><text:p text:style-name="P55"><text:span text:style-name="T12"><text:tab/></text:span><text:span text:style-name="T25">To Know about user datagram protocol refer the below link</text:span></text:p><text:p text:style-name="P49"><text:span text:style-name="T25"><text:tab/></text:span><text:a xlink:type="simple" xlink:href="https://www.geeksforgeeks.org/user-datagram-protocol-udp/" text:style-name="Internet_20_link" text:visited-style-name="Visited_20_Internet_20_Link">https://www.geeksforgeeks.org/user-datagram-protocol-udp/</text:a></text:p><text:p text:style-name="P56"/><text:p text:style-name="P57"><text:s text:c="10"/></text:p><text:p text:style-name="P57"/></text:note-body></text:note> <text:s text:c="48"/><text:span text:style-name="T2">Software unit Design of User Datagram Protocol</text:span></text:p>
      <text:p text:style-name="P1"><text:s text:c="126"/><text:span text:style-name="T22">Atmakuri Hemanth </text:span></text:p>
      <text:p text:style-name="P1"/>
      <text:p text:style-name="P10">Revision History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6">Date</text:p>
          </table:table-cell>
          <table:table-cell table:style-name="Table1.A1" office:value-type="string">
            <text:p text:style-name="P36">Author</text:p>
          </table:table-cell>
          <table:table-cell table:style-name="Table1.C1" office:value-type="string">
            <text:p text:style-name="P36">Summary of Chang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9"/>
      <text:p text:style-name="P6">Table of content:</text:p>
      <text:p text:style-name="P6"/>
      <text:p text:style-name="P7"><text:tab/><text:span text:style-name="T23">1. Requirements</text:span></text:p>
      <text:p text:style-name="P7"><text:span text:style-name="T23"><text:tab/>2. Private </text:span><text:span text:style-name="T24">Data</text:span></text:p>
      <text:p text:style-name="P7"><text:span text:style-name="T23"><text:tab/>3. Private </text:span><text:span text:style-name="T24">Functions</text:span></text:p>
      <text:p text:style-name="P7"><text:span text:style-name="T24"><text:tab/></text:span><text:span text:style-name="T27">4</text:span><text:span text:style-name="T26">. </text:span><text:span text:style-name="T28">Activity Diagram</text:span></text:p>
      <text:p text:style-name="P8"><text:span text:style-name="T23"><text:tab/></text:span><text:span text:style-name="T27">5</text:span><text:span text:style-name="T23">. </text:span><text:span text:style-name="T26">References</text:span></text:p>
      <text:p text:style-name="P6"/>
      <text:p text:style-name="P38"><text:span text:style-name="T30">Requirements</text:span><text:span text:style-name="T20"> :</text:span></text:p>
      <text:p text:style-name="P11">High level Requirements</text:p>
      <text:p text:style-name="P12"/>
      <text:p text:style-name="P12">SWRD_1</text:p>
      <text:p text:style-name="P12">The server and client processes shall establish the connection using the UDP socket, the server receives the request and send file data requests by the client.</text:p>
      <text:p text:style-name="P12"/>
      <text:p text:style-name="P11">Low Level Requirements</text:p>
      <text:p text:style-name="P12">SWDD_1</text:p>
      <text:p text:style-name="P12">The API socket() shall estabalish the connection between Server and cilent.</text:p>
      <text:p text:style-name="P12"/>
      <text:p text:style-name="P12">SWDD_2</text:p>
      <text:p text:style-name="P12">The API sendto() shall used to send the data between Server and cilent.</text:p>
      <text:p text:style-name="P12"/>
      <text:p text:style-name="P12">SWDD_3</text:p>
      <text:p text:style-name="P12">The API recvefrom() shall used to receive the data between Server and cilent.</text:p>
      <text:p text:style-name="P13"/>
      <text:p text:style-name="P19"><text:span text:style-name="T1"><text:s/></text:span><text:span text:style-name="T20">Data Information in Unit</text:span></text:p>
      <text:list xml:id="list4241362509587288583" text:style-name="L1">
        <text:list-item>
          <text:p text:style-name="P40">PORT_NO 15050</text:p>
        </text:list-item>
      </text:list>
      <text:p text:style-name="P17"><text:tab/>- Port number used for the connection and data transfer.</text:p>
      <text:list xml:id="list1103350085082999123" text:style-name="L2">
        <text:list-item>
          <text:p text:style-name="P41">NET_BUF_SIZE <text:span text:style-name="T32">1029</text:span></text:p>
          <text:p text:style-name="P41"><text:s text:c="2"/>- Size of the buffer.</text:p>
        </text:list-item>
      </text:list>
      <text:p text:style-name="P25"><text:span text:style-name="T31">Private</text:span> Functions</text:p>
      <text:p text:style-name="P16"><text:span text:style-name="T6">These </text:span><text:span text:style-name="T7">below </text:span><text:span text:style-name="T6">functions provide the only public interface to the unit.</text:span></text:p>
      <text:p text:style-name="P16"><text:span text:style-name="T5">1.</text:span><text:span text:style-name="T4"> <text:s text:c="4"/>void clearBuf(char* b) </text:span></text:p>
      <text:p text:style-name="P20"><text:s text:c="7"/>Function to clear the buffer the previous data avaliable in buffer.</text:p>
      <text:p text:style-name="P46"><text:s text:c="8"/>Parameters</text:p>
      <text:list xml:id="list1743763552963613292" text:style-name="L3">
        <text:list-header>
          <text:p text:style-name="P44">char *b <text:s text:c="3"/>Buffer to clear the data</text:p>
          <text:p text:style-name="P42"><text:soft-page-break/></text:p>
        </text:list-header>
      </text:list>
      <text:p text:style-name="P53"><text:span text:style-name="T16">Activity Diagr</text:span>am</text:p>
      <text:p text:style-name="P54"/>
      <text:p text:style-name="P50"><draw:g text:anchor-type="paragraph" draw:z-index="0" draw:name="Shape1" draw:style-name="gr1"><draw:custom-shape draw:style-name="gr2" draw:text-style-name="P59" svg:width="3.7cm" svg:height="2.4cm" svg:x="0.901cm" svg:y="0.362cm"><text:p text:style-name="P58"><text:span text:style-name="T34">serv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svg:width="3.701cm" svg:height="2.102cm" svg:x="13.501cm" svg:y="0.561cm"><text:p text:style-name="P58"><text:span text:style-name="T34">clien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59" svg:width="4.8cm" svg:height="2.301cm" svg:x="0.4cm" svg:y="4.161cm"><text:p text:style-name="P58"><text:span text:style-name="T34">Create a socket </text:span></text:p><text:p text:style-name="P58"><text:span text:style-name="T34">for the server</text:span></text:p><text:p text:style-name="P58"><text:span text:style-name="T34">socket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59" svg:width="5.802cm" svg:height="3.802cm" svg:x="0.3cm" svg:y="7.56cm"><text:p text:style-name="P58"><text:span text:style-name="T34">Assign the address </text:span></text:p><text:p text:style-name="P58"><text:span text:style-name="T34">for the socket</text:span></text:p><text:p text:style-name="P58"><text:span text:style-name="T34"><text:s/></text:span><text:span text:style-name="T34">Created</text:span></text:p><text:p text:style-name="P58"><text:span text:style-name="T34">bind()</text:span></text:p><text:p text:style-name="P58"><text:span text:style-name="T3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59" svg:width="5.502cm" svg:height="3.202cm" svg:x="0.3cm" svg:y="12.161cm"><text:p text:style-name="P58"><text:span text:style-name="T34">Receive message </text:span></text:p><text:p text:style-name="P58"><text:span text:style-name="T34">from socket using</text:span></text:p><text:p text:style-name="P58"><text:span text:style-name="T34">recvfrom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59" svg:width="6.702cm" svg:height="2.8cm" svg:x="11.7cm" svg:y="12.362cm"><text:p text:style-name="P58"><text:span text:style-name="T34">Send a message to </text:span></text:p><text:p text:style-name="P58"><text:span text:style-name="T34">the other process</text:span></text:p><text:p text:style-name="P58"><text:span text:style-name="T34">sendto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59" svg:width="5.901cm" svg:height="2.102cm" svg:x="12.201cm" svg:y="4.361cm"><text:p text:style-name="P58"><text:span text:style-name="T34">Create a socket </text:span></text:p><text:p text:style-name="P58"><text:span text:style-name="T34">for the client</text:span></text:p><text:p text:style-name="P58"><text:span text:style-name="T34">socket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draw:text-style-name="P59" svg:width="6.1cm" svg:height="2.701cm" svg:x="12.301cm" svg:y="20.761cm"><text:p text:style-name="P58"><text:span text:style-name="T34">Receive message </text:span></text:p><text:p text:style-name="P58"><text:span text:style-name="T34">from socket using</text:span></text:p><text:p text:style-name="P58"><text:span text:style-name="T34">recvfrom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" draw:text-style-name="P59" svg:width="6.301cm" svg:height="3.001cm" svg:x="0cm" svg:y="19.361cm"><text:p text:style-name="P58"><text:span text:style-name="T34">Send a message from </text:span></text:p><text:p text:style-name="P58"><text:span text:style-name="T34">Buffer to client</text:span></text:p><text:p text:style-name="P58"><text:span text:style-name="T34">sendto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1" draw:text-style-name="P60" svg:x1="2.801cm" svg:y1="2.86cm" svg:x2="2.801cm" svg:y2="4.16cm"><text:p/></draw:line><draw:line draw:style-name="gr12" draw:text-style-name="P60" svg:x1="2.901cm" svg:y1="6.361cm" svg:x2="2.901cm" svg:y2="7.861cm"><text:p/></draw:line><draw:line draw:style-name="gr13" draw:text-style-name="P60" svg:x1="3.001cm" svg:y1="11.261cm" svg:x2="3.001cm" svg:y2="12.361cm"><text:p/></draw:line><draw:line draw:style-name="gr14" draw:text-style-name="P60" svg:x1="3.001cm" svg:y1="15.461cm" svg:x2="3.001cm" svg:y2="19.561cm"><text:p/></draw:line><draw:line draw:style-name="gr15" draw:text-style-name="P60" svg:x1="15.401cm" svg:y1="2.761cm" svg:x2="15.401cm" svg:y2="4.461cm"><text:p/></draw:line><draw:line draw:style-name="gr16" draw:text-style-name="P60" svg:x1="15.401cm" svg:y1="6.461cm" svg:x2="15.501cm" svg:y2="12.361cm"><text:p/></draw:line><draw:line draw:style-name="gr17" draw:text-style-name="P60" svg:x1="11.701cm" svg:y1="14.061cm" svg:x2="2.901cm" svg:y2="16.461cm"><text:p text:style-name="P58"><text:span text:style-name="T34">request</text:span></text:p></draw:line><draw:line draw:style-name="gr18" draw:text-style-name="P60" svg:x1="6.201cm" svg:y1="20.761cm" svg:x2="12.401cm" svg:y2="21.961cm"><text:p text:style-name="P58"><text:span text:style-name="T34">reply</text:span></text:p></draw:line><draw:line draw:style-name="gr19" draw:text-style-name="P60" svg:x1="15.501cm" svg:y1="15.261cm" svg:x2="15.501cm" svg:y2="20.861cm"><text:p/></draw:line><draw:line draw:style-name="gr20" draw:text-style-name="P60" svg:x1="15.301cm" svg:y1="23.361cm" svg:x2="15.301cm" svg:y2="24.561cm"><text:p/></draw:line><draw:custom-shape draw:style-name="gr21" draw:text-style-name="P59" svg:width="5.901cm" svg:height="1.802cm" svg:x="12.254cm" svg:y="24.418cm"><text:p text:style-name="P58"><text:span text:style-name="T34">Close the opend fi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8:14:07.693538264</meta:creation-date>
    <meta:editing-duration>PT6H9M58S</meta:editing-duration>
    <meta:editing-cycles>60</meta:editing-cycles>
    <meta:generator>LibreOffice/5.1.6.2$Linux_X86_64 LibreOffice_project/10m0$Build-2</meta:generator>
    <dc:date>2020-06-24T23:05:36.744539999</dc:date>
    <meta:document-statistic meta:table-count="1" meta:image-count="0" meta:object-count="0" meta:page-count="3" meta:paragraph-count="40" meta:word-count="186" meta:character-count="1385" meta:non-whitespace-character-count="1023"/>
  </office:meta>
</office:document-meta>
</file>